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30000025BA64E920F895FD6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a41" officeooo:paragraph-rsid="0009da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lex architecture with tensorflow Function API</text:p>
      <text:p text:style-name="P1"/>
      <text:p text:style-name="P1"><draw:frame draw:style-name="fr1" draw:name="Image1" text:anchor-type="paragraph" svg:width="6.9252in" svg:height="4.3362in" draw:z-index="0"><draw:image xlink:href="Pictures/10000201000003C30000025BA64E920F895FD6D8.png" xlink:type="simple" xlink:show="embed" xlink:actuate="onLoad" loext:mime-type="image/x-vclgraphic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4:51:11.256993818</meta:creation-date>
    <dc:date>2021-04-12T11:16:47.112983588</dc:date>
    <meta:editing-duration>P5DT20H15M25S</meta:editing-duration>
    <meta:editing-cycles>1</meta:editing-cycles>
    <meta:document-statistic meta:table-count="0" meta:image-count="1" meta:object-count="0" meta:page-count="1" meta:paragraph-count="1" meta:word-count="6" meta:character-count="49" meta:non-whitespace-character-count="44"/>
    <meta:generator>LibreOffice/6.0.7.3$Linux_X86_64 LibreOffice_project/00m0$Build-3</meta:generator>
  </office:meta>
</office:document-meta>
</file>